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12.492cm"/>
    </style:style>
    <style:style style:name="co3" style:family="table-column">
      <style:table-column-properties fo:break-before="auto" style:column-width="6.581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7.773cm"/>
    </style:style>
    <style:style style:name="co6" style:family="table-column">
      <style:table-column-properties fo:break-before="auto" style:column-width="10.134cm"/>
    </style:style>
    <style:style style:name="co7" style:family="table-column">
      <style:table-column-properties fo:break-before="auto" style:column-width="1.9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ource:</text:p>
          </table:table-cell>
          <table:table-cell office:value-type="string">
            <text:p>C:\Git\Marek\kicad\mpio_projekty\DopplerXmega\DopplerXmega.sch</text:p>
          </table:table-cell>
          <table:table-cell table:number-columns-repeated="5"/>
        </table:table-row>
        <table:table-row table:style-name="ro1">
          <table:table-cell office:value-type="string">
            <text:p>Date:</text:p>
          </table:table-cell>
          <table:table-cell office:value-type="string">
            <text:p>09/04/2018 08:37:08</text:p>
          </table:table-cell>
          <table:table-cell table:number-columns-repeated="5"/>
        </table:table-row>
        <table:table-row table:style-name="ro1">
          <table:table-cell office:value-type="string">
            <text:p>Tool:</text:p>
          </table:table-cell>
          <table:table-cell office:value-type="string">
            <text:p>Eeschema (5.0.0-rc2-dev-311-g1dd4af297)</text:p>
          </table:table-cell>
          <table:table-cell table:number-columns-repeated="5"/>
        </table:table-row>
        <table:table-row table:style-name="ro1">
          <table:table-cell office:value-type="string">
            <text:p>Generator:</text:p>
          </table:table-cell>
          <table:table-cell office:value-type="string">
            <text:p>C:\Program Files\KiCad\bin\scripting\plugins/bom_csv_grouped_by_value.py</text:p>
          </table:table-cell>
          <table:table-cell table:number-columns-repeated="5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>
            <text:p>BT1</text:p>
          </table:table-cell>
          <table:table-cell office:value-type="string">
            <text:p>CR1220</text:p>
          </table:table-cell>
          <table:table-cell office:value-type="string">
            <text:p>DopplerXmega-rescue:Battery_Cell</text:p>
          </table:table-cell>
          <table:table-cell office:value-type="string">
            <text:p>mpio:Keystone_3000_1x12mm-CoinCel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3</text:p>
          </table:table-cell>
          <table:table-cell office:value-type="string">
            <text:p>10u</text:p>
          </table:table-cell>
          <table:table-cell office:value-type="string">
            <text:p>DopplerXmega-rescue:CP_Small</text:p>
          </table:table-cell>
          <table:table-cell office:value-type="string">
            <text:p>Capacitors_SMD:CP_Elec_5x5.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4</text:p>
          </table:table-cell>
          <table:table-cell office:value-type="string">
            <text:p>10pF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5</text:p>
          </table:table-cell>
          <table:table-cell office:value-type="string">
            <text:p>10pF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6</text:p>
          </table:table-cell>
          <table:table-cell office:value-type="string">
            <text:p>1u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7</text:p>
          </table:table-cell>
          <table:table-cell office:value-type="string">
            <text:p>18pF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8</text:p>
          </table:table-cell>
          <table:table-cell office:value-type="string">
            <text:p>18pF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9</text:p>
          </table:table-cell>
          <table:table-cell office:value-type="string">
            <text:p>1u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1</text:p>
          </table:table-cell>
          <table:table-cell office:value-type="string">
            <text:p>1u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4</text:p>
          </table:table-cell>
          <table:table-cell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opplerXmega-rescu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opplerXmega-rescu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GREEN</text:p>
          </table:table-cell>
          <table:table-cell office:value-type="string">
            <text:p>DopplerXmega-rescu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4</text:p>
          </table:table-cell>
          <table:table-cell office:value-type="string">
            <text:p>PRTR5V0U2X</text:p>
          </table:table-cell>
          <table:table-cell office:value-type="string">
            <text:p>DopplerXmega-rescue:PRTR5V0U2X</text:p>
          </table:table-cell>
          <table:table-cell office:value-type="string">
            <text:p>TO_SOT_Packages_SMD:SOT-14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5</text:p>
          </table:table-cell>
          <table:table-cell office:value-type="string">
            <text:p>BLUE</text:p>
          </table:table-cell>
          <table:table-cell office:value-type="string">
            <text:p>DopplerXmega-rescue:LED</text:p>
          </table:table-cell>
          <table:table-cell office:value-type="string">
            <text:p>LEDs:LED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DopplerXmega-rescue:LED</text:p>
          </table:table-cell>
          <table:table-cell office:value-type="string">
            <text:p>mpio:DEM_128064P_SBH-PW-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1</text:p>
          </table:table-cell>
          <table:table-cell office:value-type="string">
            <text:p>Conn_02x08</text:p>
          </table:table-cell>
          <table:table-cell office:value-type="string">
            <text:p>DopplerXmega-rescue:Conn_02x08_Odd_Even</text:p>
          </table:table-cell>
          <table:table-cell office:value-type="string">
            <text:p>Pin_Headers:Pin_Header_Straight_2x08_Pitch2.54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2</text:p>
          </table:table-cell>
          <table:table-cell office:value-type="string">
            <text:p>USB_B</text:p>
          </table:table-cell>
          <table:table-cell office:value-type="string">
            <text:p>DopplerXmega-rescue:USB_B</text:p>
          </table:table-cell>
          <table:table-cell office:value-type="string">
            <text:p>mpio:USB_Micro-B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3</text:p>
          </table:table-cell>
          <table:table-cell office:value-type="string">
            <text:p>PCA-6G-20-HL-3</text:p>
          </table:table-cell>
          <table:table-cell office:value-type="string">
            <text:p>DopplerXmega-rescue:Conn_01x20</text:p>
          </table:table-cell>
          <table:table-cell office:value-type="string">
            <text:p>mpio:PCA-6G-20-HL-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4</text:p>
          </table:table-cell>
          <table:table-cell office:value-type="string">
            <text:p>Conn_02x08</text:p>
          </table:table-cell>
          <table:table-cell office:value-type="string">
            <text:p>DopplerXmega-rescue:Conn_02x08_Odd_Even</text:p>
          </table:table-cell>
          <table:table-cell office:value-type="string">
            <text:p>Pin_Headers:Pin_Header_Straight_2x08_Pitch2.54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5</text:p>
          </table:table-cell>
          <table:table-cell office:value-type="string">
            <text:p>Conn_02x08</text:p>
          </table:table-cell>
          <table:table-cell office:value-type="string">
            <text:p>DopplerXmega-rescue:Conn_02x08_Odd_Even</text:p>
          </table:table-cell>
          <table:table-cell office:value-type="string">
            <text:p>Pin_Headers:Pin_Header_Straight_2x08_Pitch2.54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6</text:p>
          </table:table-cell>
          <table:table-cell office:value-type="string">
            <text:p>Conn_02x08</text:p>
          </table:table-cell>
          <table:table-cell office:value-type="string">
            <text:p>DopplerXmega-rescue:Conn_02x08_Odd_Even</text:p>
          </table:table-cell>
          <table:table-cell office:value-type="string">
            <text:p>Pin_Headers:Pin_Header_Straight_2x08_Pitch2.54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7</text:p>
          </table:table-cell>
          <table:table-cell office:value-type="string">
            <text:p>Conn_01x02</text:p>
          </table:table-cell>
          <table:table-cell office:value-type="string">
            <text:p>DopplerXmega-rescue:Conn_01x02</text:p>
          </table:table-cell>
          <table:table-cell office:value-type="string">
            <text:p>Pin_Headers:Pin_Header_Straight_1x02_Pitch2.54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1</text:p>
          </table:table-cell>
          <table:table-cell office:value-type="string">
            <text:p><text:s/>BLM18BD221SN1D</text:p>
          </table:table-cell>
          <table:table-cell office:value-type="string">
            <text:p>DopplerXmega-rescue:Ferrite_Bead_Small</text:p>
          </table:table-cell>
          <table:table-cell office:value-type="string">
            <text:p>Inductors_SMD:L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DI1</text:p>
          </table:table-cell>
          <table:table-cell office:value-type="string">
            <text:p>AVR-PDI-6</text:p>
          </table:table-cell>
          <table:table-cell office:value-type="string">
            <text:p>DopplerXmega-rescue:AVR-PDI-6</text:p>
          </table:table-cell>
          <table:table-cell office:value-type="string">
            <text:p>Pin_Headers:Pin_Header_Straight_2x03_Pitch2.54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1</text:p>
          </table:table-cell>
          <table:table-cell office:value-type="string">
            <text:p>2N7002</text:p>
          </table:table-cell>
          <table:table-cell office:value-type="string">
            <text:p>DopplerXmega-rescue:2N7002</text:p>
          </table:table-cell>
          <table:table-cell office:value-type="string">
            <text:p>TO_SOT_Packages_SMD:SOT-2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string">
            <text:p>22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3</text:p>
          </table:table-cell>
          <table:table-cell office:value-type="string">
            <text:p>100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5</text:p>
          </table:table-cell>
          <table:table-cell office:value-type="string">
            <text:p>6K8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6</text:p>
          </table:table-cell>
          <table:table-cell office:value-type="string">
            <text:p>N.M.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7</text:p>
          </table:table-cell>
          <table:table-cell office:value-type="string">
            <text:p>68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8</text:p>
          </table:table-cell>
          <table:table-cell office:value-type="float" office:value="110">
            <text:p>110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9</text:p>
          </table:table-cell>
          <table:table-cell office:value-type="string">
            <text:p>100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0</text:p>
          </table:table-cell>
          <table:table-cell office:value-type="string">
            <text:p>100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1</text:p>
          </table:table-cell>
          <table:table-cell office:value-type="string">
            <text:p>100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2</text:p>
          </table:table-cell>
          <table:table-cell office:value-type="string">
            <text:p>100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13</text:p>
          </table:table-cell>
          <table:table-cell office:value-type="string">
            <text:p>1M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W1</text:p>
          </table:table-cell>
          <table:table-cell office:value-type="string">
            <text:p>TACTM-34N-F</text:p>
          </table:table-cell>
          <table:table-cell office:value-type="string">
            <text:p>DopplerXmega-rescue:SW_Push</text:p>
          </table:table-cell>
          <table:table-cell office:value-type="string">
            <text:p>mpio:SW_3x6_1,6x7,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W2</text:p>
          </table:table-cell>
          <table:table-cell office:value-type="string">
            <text:p>TACTM-34N-F</text:p>
          </table:table-cell>
          <table:table-cell office:value-type="string">
            <text:p>DopplerXmega-rescue:SW_Push</text:p>
          </table:table-cell>
          <table:table-cell office:value-type="string">
            <text:p>mpio:SW_3x6_1,6x7,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W3</text:p>
          </table:table-cell>
          <table:table-cell office:value-type="string">
            <text:p>TACTM-34N-F</text:p>
          </table:table-cell>
          <table:table-cell office:value-type="string">
            <text:p>DopplerXmega-rescue:SW_Push</text:p>
          </table:table-cell>
          <table:table-cell office:value-type="string">
            <text:p>mpio:SW_3x6_1,6x7,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W4</text:p>
          </table:table-cell>
          <table:table-cell office:value-type="string">
            <text:p>TACTM-34N-F</text:p>
          </table:table-cell>
          <table:table-cell office:value-type="string">
            <text:p>DopplerXmega-rescue:SW_Push</text:p>
          </table:table-cell>
          <table:table-cell office:value-type="string">
            <text:p>mpio:SW_3x6_1,6x7,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1</text:p>
          </table:table-cell>
          <table:table-cell office:value-type="string">
            <text:p>LD1117S33TR</text:p>
          </table:table-cell>
          <table:table-cell office:value-type="string">
            <text:p>DopplerXmega-rescue:LD1117S33TR_SOT223</text:p>
          </table:table-cell>
          <table:table-cell office:value-type="string">
            <text:p>TO_SOT_Packages_SMD:SOT-223-3_TabPin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U2</text:p>
          </table:table-cell>
          <table:table-cell office:value-type="string">
            <text:p>ATXMEGA256A3BU-AU</text:p>
          </table:table-cell>
          <table:table-cell office:value-type="string">
            <text:p>DopplerXmega-rescue:ATXMEGA256A3BU-AU</text:p>
          </table:table-cell>
          <table:table-cell office:value-type="string">
            <text:p>Housings_QFP:TQFP-64_14x14mm_Pitch0.8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3</text:p>
          </table:table-cell>
          <table:table-cell office:value-type="string">
            <text:p>TCXO</text:p>
          </table:table-cell>
          <table:table-cell office:value-type="string">
            <text:p>DopplerXmega-rescue:TCXO</text:p>
          </table:table-cell>
          <table:table-cell office:value-type="string">
            <text:p>mpio:crystal_3.2x2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Y1</text:p>
          </table:table-cell>
          <table:table-cell office:value-type="string">
            <text:p>MC306</text:p>
          </table:table-cell>
          <table:table-cell office:value-type="string">
            <text:p>DopplerXmega-rescue:Crystal_GND23</text:p>
          </table:table-cell>
          <table:table-cell office:value-type="string">
            <text:p>Crystals:Crystal_SMD_SeikoEpson_MC306-4pin_8.0x3.2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Y2</text:p>
          </table:table-cell>
          <table:table-cell office:value-type="string">
            <text:p>16.00M-SMDXT224 </text:p>
          </table:table-cell>
          <table:table-cell office:value-type="string">
            <text:p>DopplerXmega-rescue:Crystal_GND24</text:p>
          </table:table-cell>
          <table:table-cell office:value-type="string">
            <text:p>Crystals:Crystal_SMD_2520-4pin_2.5x2.0mm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  <table:table-cell office:value-type="string">
            <text:p>Footprint</text:p>
          </table:table-cell>
          <table:table-cell office:value-type="string">
            <text:p>Datasheet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BT1</text:p>
          </table:table-cell>
          <table:table-cell table:style-name="ce1" office:value-type="string">
            <text:p>CR1220</text:p>
          </table:table-cell>
          <table:table-cell office:value-type="string">
            <text:p>DopplerXmega-rescue:Battery_Cell</text:p>
          </table:table-cell>
          <table:table-cell office:value-type="string">
            <text:p>mpio:Keystone_3000_1x12mm-CoinCell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C1, C2, C10, C12, C13, C14, C15, C16</text:p>
          </table:table-cell>
          <table:table-cell table:style-name="ce2" office:value-type="string">
            <text:p>100n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table:style-name="ce2" office:value-type="string">
            <text:p>10u</text:p>
          </table:table-cell>
          <table:table-cell office:value-type="string">
            <text:p>DopplerXmega-rescue:CP_Small</text:p>
          </table:table-cell>
          <table:table-cell office:value-type="string">
            <text:p>Capacitors_SMD:CP_Elec_5x5.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4, C5</text:p>
          </table:table-cell>
          <table:table-cell table:style-name="ce1" office:value-type="string">
            <text:p>10pF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6, C9, C11</text:p>
          </table:table-cell>
          <table:table-cell table:style-name="ce2" office:value-type="string">
            <text:p>1u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7, C8</text:p>
          </table:table-cell>
          <table:table-cell table:style-name="ce1" office:value-type="string">
            <text:p>18pF</text:p>
          </table:table-cell>
          <table:table-cell office:value-type="string">
            <text:p>DopplerXmega-rescue:C_Small</text:p>
          </table:table-cell>
          <table:table-cell office:value-type="string">
            <text:p>Capacitors_SMD:C_06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D1, D2</text:p>
          </table:table-cell>
          <table:table-cell table:style-name="ce2" office:value-type="string">
            <text:p>RED</text:p>
          </table:table-cell>
          <table:table-cell office:value-type="string">
            <text:p>DopplerXmega-rescu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table:style-name="ce2" office:value-type="string">
            <text:p>GREEN</text:p>
          </table:table-cell>
          <table:table-cell office:value-type="string">
            <text:p>DopplerXmega-rescu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table:style-name="ce1" office:value-type="string">
            <text:p>PRTR5V0U2X</text:p>
          </table:table-cell>
          <table:table-cell office:value-type="string">
            <text:p>DopplerXmega-rescue:PRTR5V0U2X</text:p>
          </table:table-cell>
          <table:table-cell office:value-type="string">
            <text:p>TO_SOT_Packages_SMD:SOT-14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table:style-name="ce2" office:value-type="string">
            <text:p>BLUE</text:p>
          </table:table-cell>
          <table:table-cell office:value-type="string">
            <text:p>DopplerXmega-rescue:LED</text:p>
          </table:table-cell>
          <table:table-cell office:value-type="string">
            <text:p>LEDs:LED_0603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D6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opplerXmega-rescue:LED</text:p>
          </table:table-cell>
          <table:table-cell table:style-name="ce1" office:value-type="string">
            <text:p>mpio:DEM_128064P_SBH-PW-N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J1, J4, J5, J6</text:p>
          </table:table-cell>
          <table:table-cell table:style-name="ce1" office:value-type="string">
            <text:p>Conn_02x08</text:p>
          </table:table-cell>
          <table:table-cell office:value-type="string">
            <text:p>DopplerXmega-rescue:Conn_02x08_Odd_Even</text:p>
          </table:table-cell>
          <table:table-cell office:value-type="string">
            <text:p>Pin_Headers:Pin_Header_Straight_2x08_Pitch2.54mm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style-name="ce1" office:value-type="string">
            <text:p>USB_B</text:p>
          </table:table-cell>
          <table:table-cell office:value-type="string">
            <text:p>DopplerXmega-rescue:USB_B</text:p>
          </table:table-cell>
          <table:table-cell office:value-type="string">
            <text:p>mpio:USB_Micro-B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table:style-name="ce1" office:value-type="string">
            <text:p>PCA-6G-20-HL-3</text:p>
          </table:table-cell>
          <table:table-cell office:value-type="string">
            <text:p>DopplerXmega-rescue:Conn_01x20</text:p>
          </table:table-cell>
          <table:table-cell office:value-type="string">
            <text:p>mpio:PCA-6G-20-HL-3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J7</text:p>
          </table:table-cell>
          <table:table-cell table:style-name="ce1" office:value-type="string">
            <text:p>Conn_01x02</text:p>
          </table:table-cell>
          <table:table-cell office:value-type="string">
            <text:p>DopplerXmega-rescue:Conn_01x02</text:p>
          </table:table-cell>
          <table:table-cell office:value-type="string">
            <text:p>Pin_Headers:Pin_Header_Straight_1x02_Pitch2.54mm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table:style-name="ce1" office:value-type="string">
            <text:p><text:s/>BLM18BD221SN1D</text:p>
          </table:table-cell>
          <table:table-cell office:value-type="string">
            <text:p>DopplerXmega-rescue:Ferrite_Bead_Small</text:p>
          </table:table-cell>
          <table:table-cell office:value-type="string">
            <text:p>Inductors_SMD:L_0603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PDI1</text:p>
          </table:table-cell>
          <table:table-cell table:style-name="ce1" office:value-type="string">
            <text:p>AVR-PDI-6</text:p>
          </table:table-cell>
          <table:table-cell office:value-type="string">
            <text:p>DopplerXmega-rescue:AVR-PDI-6</text:p>
          </table:table-cell>
          <table:table-cell office:value-type="string">
            <text:p>Pin_Headers:Pin_Header_Straight_2x03_Pitch2.54mm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table:style-name="ce1" office:value-type="string">
            <text:p>2N7002</text:p>
          </table:table-cell>
          <table:table-cell office:value-type="string">
            <text:p>DopplerXmega-rescue:2N7002</text:p>
          </table:table-cell>
          <table:table-cell office:value-type="string">
            <text:p>TO_SOT_Packages_SMD:SOT-23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R1, R4</text:p>
          </table:table-cell>
          <table:table-cell table:style-name="ce1" office:value-type="string">
            <text:p>22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2" office:value-type="string">
            <text:p>100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 table:style-name="ce1" office:value-type="string">
            <text:p>6K8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N.M.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table:style-name="ce1" office:value-type="string">
            <text:p>68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table:style-name="ce1" office:value-type="string">
            <text:p>110R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R9, R10, R11, R12</text:p>
          </table:table-cell>
          <table:table-cell table:style-name="ce2" office:value-type="string">
            <text:p>100K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R13</text:p>
          </table:table-cell>
          <table:table-cell table:style-name="ce1" office:value-type="string">
            <text:p>1M</text:p>
          </table:table-cell>
          <table:table-cell office:value-type="string">
            <text:p>DopplerXmega-rescue:R</text:p>
          </table:table-cell>
          <table:table-cell office:value-type="string">
            <text:p>Resistors_SMD:R_0603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SW1, SW2, SW3, SW4</text:p>
          </table:table-cell>
          <table:table-cell table:style-name="ce2" office:value-type="string">
            <text:p>TACTM-34N-F</text:p>
          </table:table-cell>
          <table:table-cell office:value-type="string">
            <text:p>DopplerXmega-rescue:SW_Push</text:p>
          </table:table-cell>
          <table:table-cell office:value-type="string">
            <text:p>mpio:SW_3x6_1,6x7,4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table:style-name="ce1" office:value-type="string">
            <text:p>LD1117S33TR</text:p>
          </table:table-cell>
          <table:table-cell office:value-type="string">
            <text:p>DopplerXmega-rescue:LD1117S33TR_SOT223</text:p>
          </table:table-cell>
          <table:table-cell office:value-type="string">
            <text:p>TO_SOT_Packages_SMD:SOT-223-3_TabPin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table:style-name="ce1" office:value-type="string">
            <text:p>ATXMEGA256A3BU-AU</text:p>
          </table:table-cell>
          <table:table-cell office:value-type="string">
            <text:p>DopplerXmega-rescue:ATXMEGA256A3BU-AU</text:p>
          </table:table-cell>
          <table:table-cell office:value-type="string">
            <text:p>Housings_QFP:TQFP-64_14x14mm_Pitch0.8mm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table:style-name="ce3" office:value-type="string">
            <text:p>I547-2P3-32</text:p>
          </table:table-cell>
          <table:table-cell office:value-type="string">
            <text:p>DopplerXmega-rescue:TCXO</text:p>
          </table:table-cell>
          <table:table-cell office:value-type="string">
            <text:p>mpio:crystal_3.2x2.5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Y1</text:p>
          </table:table-cell>
          <table:table-cell table:style-name="ce1" office:value-type="string">
            <text:p>MC306</text:p>
          </table:table-cell>
          <table:table-cell office:value-type="string">
            <text:p>DopplerXmega-rescue:Crystal_GND23</text:p>
          </table:table-cell>
          <table:table-cell office:value-type="string">
            <text:p>Crystals:Crystal_SMD_SeikoEpson_MC306-4pin_8.0x3.2mm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Y2</text:p>
          </table:table-cell>
          <table:table-cell table:style-name="ce1" office:value-type="string">
            <text:p>16.00M-SMDXT224 </text:p>
          </table:table-cell>
          <table:table-cell office:value-type="string">
            <text:p>DopplerXmega-rescue:Crystal_GND24</text:p>
          </table:table-cell>
          <table:table-cell office:value-type="string">
            <text:p>Crystals:Crystal_SMD_2520-4pin_2.5x2.0m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9.04.2018</text:date>, <text:time>09:38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4-09T09:38:51.46</dc:date>
    <dc:creator>Marek Pio</dc:creator>
    <meta:editing-duration>PT1H1M17S</meta:editing-duration>
    <meta:editing-cycles>1</meta:editing-cycles>
    <meta:document-statistic meta:table-count="1" meta:cell-count="438" meta:object-count="0"/>
  </office:meta>
</office:document-meta>
</file>